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66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color="#00ff00"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T1" style:family="text">
      <style:text-properties fo:color="#00ff00" fo:font-size="24pt" fo:font-style="normal" style:font-size-asian="24pt" style:font-style-asian="normal" style:font-size-complex="24pt" style:font-style-complex="normal"/>
    </style:style>
    <style:style style:name="T2" style:family="text">
      <style:text-properties fo:color="#00ff00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ffffff" fo:font-size="24pt" fo:font-style="normal" style:font-size-asian="24pt" style:font-style-asian="normal" style:font-size-complex="24pt" style:font-style-complex="normal"/>
    </style:style>
    <style:style style:name="T4" style:family="text">
      <style:text-properties fo:color="#00ff00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ff00"/>
    </style:style>
    <style:style style:name="T9" style:family="text">
      <style:text-properties fo:color="#00ff00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00ff00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color="#ffffff" fo:font-size="24pt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/>
    </style:style>
    <style:style style:name="T19" style:family="text">
      <style:text-properties fo:color="#00ff00" fo:font-size="26pt" style:font-size-asian="26pt" style:font-size-complex="26pt"/>
    </style:style>
    <style:style style:name="T20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xception Handling</text:p>
          </draw:text-box>
        </draw:frame>
        <draw:frame presentation:style-name="pr2" draw:text-style-name="P2" draw:layer="layout" svg:width="25.199cm" svg:height="13.86cm" svg:x="6.096cm" svg:y="17.636cm" presentation:class="outline" presentation:user-transformed="true">
          <draw:text-box>
            <text:list text:style-name="L2">
              <text:list-item>
                <text:p text:style-name="P2">Michael Gilliland – 4/24/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hat Is Exception Handling?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item>
                <text:p text:style-name="P2">Exception – Used to indicate that an infrequent or pseudo-unexpected error happened in code.</text:p>
                <text:p text:style-name="P2"/>
              </text:list-item>
              <text:list-item>
                <text:p text:style-name="P2">Handling – Gracefully dealing with exceptions in code so that they don't break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Generating an Exception In C#</text:p>
          </draw:text-box>
        </draw:frame>
        <draw:frame presentation:style-name="pr2" draw:text-style-name="P5" draw:layer="layout" svg:width="25.199cm" svg:height="13.86cm" svg:x="1.27cm" svg:y="5.588cm" presentation:class="outline" presentation:user-transformed="true">
          <draw:text-box>
            <text:list text:style-name="L2">
              <text:list-item>
                <text:p text:style-name="P2"><text:span text:style-name="T1">throw</text:span><text:span text:style-name="T2"> </text:span><text:span text:style-name="T3">is</text:span><text:span text:style-name="T1"> </text:span><text:span text:style-name="T3">used to cause an exception to happen</text:span></text:p>
                <text:p text:style-name="P2"><text:span text:style-name="T3">For example:</text:span></text:p>
                <text:p text:style-name="P2"><text:span text:style-name="T1">if</text:span><text:span text:style-name="T3"> (badThingHappened)</text:span></text:p>
                <text:list>
                  <text:list-header>
                    <text:p><text:span text:style-name="T4">throw new </text:span><text:span text:style-name="T5">BadThingHappenedException();</text:span></text:p>
                  </text:list-header>
                </text:list>
                <text:p><text:span text:style-name="T6"/></text:p>
              </text:list-item>
              <text:list-item>
                <text:p><text:span text:style-name="T3">When an exception is thrown, the program looks for a catch statement to handle it</text:span></text:p>
                <text:p><text:span text:style-name="T6"/></text:p>
              </text:list-item>
              <text:list-item>
                <text:p><text:span text:style-name="T3">C# does this a good amount already! For example </text:span><text:span text:style-name="T7">IndexOutOfBoundException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ry Block In C#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header>
                <text:p text:style-name="P2"><text:span text:style-name="T8">try</text:span></text:p>
                <text:p text:style-name="P2">{</text:p>
                <text:list>
                  <text:list-header>
                    <text:p>// Code which could throw an exception</text:p>
                  </text:list-header>
                </text:list>
                <text:p text:style-name="P2">}</text:p>
                <text:p text:style-name="P2"/>
              </text:list-header>
              <text:list-item>
                <text:p text:style-name="P2">At least 1 catch block or finally block must come after a try block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tch Block In C#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header>
                <text:p text:style-name="P2"><text:span text:style-name="T9">try</text:span><text:span text:style-name="T10"> { … }</text:span></text:p>
                <text:p text:style-name="P2"><text:span text:style-name="T9">catch</text:span><text:span text:style-name="T10"> (</text:span><text:span text:style-name="T9">ExceptionType</text:span><text:span text:style-name="T10"> exceptionName)</text:span></text:p>
                <text:p text:style-name="P2"><text:span text:style-name="T10">{</text:span></text:p>
                <text:list>
                  <text:list-header>
                    <text:p><text:span text:style-name="T11">// Code to handle the exception</text:span></text:p>
                  </text:list-header>
                </text:list>
                <text:p text:style-name="P2"><text:span text:style-name="T10">}</text:span></text:p>
                <text:p text:style-name="P2"/>
              </text:list-header>
              <text:list-item>
                <text:p text:style-name="P2"><text:span text:style-name="T10">exceptionName is used to gather information about the specific exception caught, </text:span><text:span text:style-name="T9">ExceptionType</text:span><text:span text:style-name="T10"> specifies what the </text:span><text:span text:style-name="T9">catch</text:span><text:span text:style-name="T10"> will handl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tch Block In C# (Continued)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item>
                <text:p text:style-name="P2"><text:span text:style-name="T12">Any number of </text:span><text:span text:style-name="T13">catch </text:span><text:span text:style-name="T12">blocks can follow a try block </text:span></text:p>
              </text:list-item>
              <text:list-item>
                <text:p text:style-name="P2"><text:span text:style-name="T13">catch</text:span><text:span text:style-name="T14"> blocks have 3 main forms</text:span><text:span text:style-name="T10">:</text:span></text:p>
              </text:list-item>
              <text:list-item>
                <text:p text:style-name="P2"><text:span text:style-name="T13">catch</text:span><text:span text:style-name="T14"> (</text:span><text:span text:style-name="T13">ExceptionType</text:span><text:span text:style-name="T14"> exceptionName) {…}</text:span></text:p>
                <text:list>
                  <text:list-item>
                    <text:p><text:span text:style-name="T14">Catches and sets an object to the exception</text:span></text:p>
                    <text:p><text:span text:style-name="T10"/></text:p>
                  </text:list-item>
                </text:list>
              </text:list-item>
              <text:list-item>
                <text:p text:style-name="P2"><text:span text:style-name="T13">catch</text:span><text:span text:style-name="T14"> (</text:span><text:span text:style-name="T13">ExceptionType</text:span><text:span text:style-name="T14">) {…} </text:span></text:p>
                <text:list>
                  <text:list-item>
                    <text:p><text:span text:style-name="T14">Only catches a specific type</text:span></text:p>
                    <text:p><text:span text:style-name="T10"/></text:p>
                  </text:list-item>
                </text:list>
              </text:list-item>
              <text:list-item>
                <text:p text:style-name="P2"><text:span text:style-name="T13">Catch </text:span><text:span text:style-name="T14"><text:s/>{…}</text:span></text:p>
                <text:list>
                  <text:list-item>
                    <text:p><text:span text:style-name="T14">Catches any and all exceptions thrown in tr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Finally Block In C#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item>
                <text:p text:style-name="P2"><text:span text:style-name="T15">finally </text:span><text:span text:style-name="T12">guarantees that code executes regardless of the success of a </text:span><text:span text:style-name="T13">try </text:span><text:span text:style-name="T12">block</text:span></text:p>
                <text:p text:style-name="P2"><text:span text:style-name="T12"/></text:p>
                <text:p text:style-name="P2"><text:span text:style-name="T13">try</text:span><text:span text:style-name="T12"> </text:span></text:p>
                <text:p text:style-name="P2"><text:span text:style-name="T12">{</text:span><text:span text:style-name="T12"><text:tab/></text:span><text:span text:style-name="T12">// Hazardous Code</text:span></text:p>
                <text:p text:style-name="P2"><text:span text:style-name="T12">}</text:span></text:p>
                <text:p text:style-name="P2"><text:span text:style-name="T12">… </text:span><text:span text:style-name="T12">/* There may be catch blocks here*/...</text:span></text:p>
                <text:p text:style-name="P2"><text:span text:style-name="T13">finally</text:span></text:p>
                <text:p text:style-name="P2"><text:span text:style-name="T12">{</text:span><text:span text:style-name="T12"><text:tab/></text:span><text:span text:style-name="T12">// Do this whether try succeeded or failed</text:span></text:p>
                <text:p text:style-name="P2"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ry Statement In C# (The Classic Example)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header>
                <text:p text:style-name="P2"><text:span text:style-name="T16">// int a, b, c...</text:span></text:p>
                <text:p text:style-name="P2"><text:span text:style-name="T16">// get a, b from user...</text:span></text:p>
                <text:list>
                  <text:list-item>
                    <text:list>
                      <text:list-header>
                        <text:p><text:span text:style-name="T15">try</text:span><text:span text:style-name="T17"><text:tab/></text:span><text:span text:style-name="T17"><text:tab/></text:span></text:p>
                        <text:p><text:span text:style-name="T17">{</text:span></text:p>
                        <text:list>
                          <text:list-header>
                            <text:p><text:span text:style-name="T14">c = a / b;</text:span></text:p>
                          </text:list-header>
                        </text:list>
                        <text:p><text:span text:style-name="T17">}</text:span></text:p>
                        <text:p><text:span text:style-name="T15">catch</text:span><text:span text:style-name="T17"> (</text:span><text:span text:style-name="T15">DivideByZeroException</text:span><text:span text:style-name="T17"> divBy0Exc)</text:span></text:p>
                        <text:p><text:span text:style-name="T17">{</text:span></text:p>
                        <text:list>
                          <text:list-header>
                            <text:p><text:span text:style-name="T17">Console.WriteLine(divBy0Exc.message);</text:span></text:p>
                          </text:list-header>
                        </text:list>
                        <text:p><text:span text:style-name="T17">}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6" draw:layer="layout" svg:width="0.762cm" svg:height="4.572cm" svg:x="6.35cm" svg:y="8.6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6" draw:layer="layout" svg:width="0.762cm" svg:height="4.318cm" svg:x="6.35cm" svg:y="13.4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7" draw:layer="layout" svg:width="2.286cm" svg:height="1.673cm" svg:x="4.318cm" svg:y="10.16cm">
          <draw:text-box>
            <text:p text:style-name="P6"><text:span text:style-name="T18">Try block</text:span></text:p>
          </draw:text-box>
        </draw:frame>
        <draw:frame draw:style-name="gr4" draw:text-style-name="P7" draw:layer="layout" svg:width="2.286cm" svg:height="2.384cm" svg:x="4.318cm" svg:y="14.634cm">
          <draw:text-box>
            <text:p><text:span text:style-name="T18">Catch block</text:span></text:p>
            <text:p><text:span text:style-name="T18"/></text:p>
          </draw:text-box>
        </draw:frame>
        <draw:custom-shape draw:style-name="gr2" draw:text-style-name="P6" draw:layer="layout" svg:width="1.524cm" svg:height="8.89cm" svg:x="3.048cm" svg:y="8.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3.302cm" svg:height="3.556cm" svg:x="0cm" svg:y="12.7cm">
          <draw:text-box>
            <text:p><text:span text:style-name="T18">Try-catch stat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riting Your Own Exceptions</text:p>
          </draw:text-box>
        </draw:frame>
        <draw:frame presentation:style-name="pr2" draw:text-style-name="P2" draw:layer="layout" svg:width="25.199cm" svg:height="13.86cm" svg:x="1.27cm" svg:y="5.588cm" presentation:class="outline" presentation:user-transformed="true">
          <draw:text-box>
            <text:list text:style-name="L2">
              <text:list-item>
                <text:p><text:span text:style-name="T11">Custom exceptions must be derived from the C# </text:span><text:span text:style-name="T19">Exception</text:span><text:span text:style-name="T11"> class</text:span></text:p>
                <text:p/>
              </text:list-item>
              <text:list-item>
                <text:p><text:span text:style-name="T19">Exception </text:span><text:span text:style-name="T20">has some useful properties such as:</text:span></text:p>
                <text:list>
                  <text:list-item>
                    <text:p><text:span text:style-name="T16">Message (contains a message describing the exception )</text:span></text:p>
                  </text:list-item>
                  <text:list-item>
                    <text:p><text:span text:style-name="T16">InnerException (gets the exception that caused the current excep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Blue Lines and Gradients</dc:title>
    <dc:description>Presentation Layout Template</dc:description>
    <meta:creation-date>2012-04-20T17:20:09</meta:creation-date>
    <dc:language>en-US</dc:language>
    <meta:editing-cycles>36</meta:editing-cycles>
    <meta:editing-duration>PT1H46M22S</meta:editing-duration>
    <dc:date>2012-04-22T14:22:13</dc: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usr/lib/libreoffice/basis3.4/share/template/common/layout/lyt-bluelinesgrad.otp"/>
  </office:meta>
</office:document-meta>
</file>